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fo:margin-left="0.011cm" fo:margin-right="0.083cm" fo:margin-top="0cm" fo:margin-bottom="0cm" style:page-number="auto" table:align="margins"/>
    </style:style>
    <style:style style:name="Table1.A" style:family="table-column">
      <style:table-column-properties style:column-width="1.205cm" style:rel-column-width="683*"/>
    </style:style>
    <style:style style:name="Table1.B" style:family="table-column">
      <style:table-column-properties style:column-width="4.881cm" style:rel-column-width="2767*"/>
    </style:style>
    <style:style style:name="Table1.C" style:family="table-column">
      <style:table-column-properties style:column-width="0.794cm" style:rel-column-width="450*"/>
    </style:style>
    <style:style style:name="Table1.D" style:family="table-column">
      <style:table-column-properties style:column-width="0.824cm" style:rel-column-width="467*"/>
    </style:style>
    <style:style style:name="Table1.E" style:family="table-column">
      <style:table-column-properties style:column-width="6.795cm" style:rel-column-width="3852*"/>
    </style:style>
    <style:style style:name="Table1.F" style:family="table-column">
      <style:table-column-properties style:column-width="2.409cm" style:rel-column-width="1366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 style:font-weight-complex="bold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weight="normal" style:font-weight-asian="normal" style:font-name-complex="Tahoma" style:font-weight-complex="normal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6" style:family="paragraph" style:parent-style-name="Normal">
      <style:paragraph-properties fo:margin-top="0cm" fo:margin-bottom="0cm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9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2" style:family="paragraph" style:parent-style-name="Normal">
      <style:paragraph-properties fo:margin-left="0cm" fo:margin-right="0cm" fo:margin-top="0cm" fo:margin-bottom="0cm" fo:line-height="100%" fo:text-align="justify" style:justify-single-word="false" fo:text-indent="1cm" style:auto-text-indent="false"/>
      <style:text-properties style:font-name="Tahoma" fo:font-weight="normal" style:font-weight-asian="normal" style:font-name-complex="Tahoma" style:font-weight-complex="normal"/>
    </style:style>
    <style:style style:name="P13" style:family="paragraph" style:parent-style-name="Normal">
      <style:paragraph-properties fo:margin-left="0cm" fo:margin-right="0cm" fo:margin-top="0cm" fo:margin-bottom="0cm" fo:line-height="100%" fo:text-indent="1cm" style:auto-text-indent="false"/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10">{nama_satker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P-37</text:p>
          </table:table-cell>
        </table:table-row>
        <table:table-row>
          <table:table-cell table:style-name="Table1.A1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3">SURAT PANGGILAN SAKSI AHLI</text:p>
            <text:p text:style-name="P3">NOMOR : {no_surat}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2">Untuk keperluan {isi1} sehubungan dengan perkara atas nama terdakwa {isi2} diminta agar Saudara sebagai saksi ahli: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Nama lengkap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Tempat lahir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Umur/ Tgl. Lahir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Jenis Kelamin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Kebangsaan/ Kewarganegaraan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Tempat tinggal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Agama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ekerjaan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endidikan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5"/>
            <text:p text:style-name="P5">MENGHADAP KEPADA :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Nama, Pangkat, Jabatan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i kantor/ Alamat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ada hari/ tanggal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Jam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Untuk keperluan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3">Demikian untuk diindahkan sebagaimana mestinya.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>{lokasi_surat}, {tgl_surat}</text:p>
            <text:p text:style-name="P2"/>
          </table:table-cell>
          <table:covered-table-cell/>
        </table:table-row>
        <table:table-row>
          <table:table-cell table:style-name="Table1.A1" table:number-columns-spanned="4" office:value-type="string">
            <text:p text:style-name="P9">Saksi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9">An. KEPALA {nama_satker}</text:p>
            <text:p text:style-name="P9">Kasi Pidsus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9"/>
            <text:p text:style-name="P9"/>
            <text:p text:style-name="P9"/>
          </table:table-cell>
          <table:covered-table-cell/>
        </table:table-row>
        <table:table-row>
          <table:table-cell table:style-name="Table1.A1" table:number-columns-spanned="4" office:value-type="string">
            <text:p text:style-name="P9">{}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9">{nama_ttd}</text:p>
            <text:p text:style-name="P9">{pangkat_ttd}/ NIP. {nip_ttd}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54:00Z</meta:creation-date>
    <dc:date>2015-10-28T17:16:37.75</dc:date>
    <meta:editing-cycles>24</meta:editing-cycles>
    <meta:editing-duration>PT2H2M57S</meta:editing-duration>
    <meta:document-statistic meta:table-count="1" meta:image-count="0" meta:object-count="0" meta:page-count="1" meta:paragraph-count="42" meta:word-count="88" meta:character-count="556"/>
    <meta:template xlink:type="simple" xlink:actuate="onRequest" xlink:title="" xlink:href="Normal.dotm"/>
  </office:meta>
</office:document-meta>
</file>